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7.0917in" fo:margin-left="0in" fo:margin-right="-0.0049in" table:align="margins"/>
    </style:style>
    <style:style style:name="Таблица2.A" style:family="table-column">
      <style:table-column-properties style:column-width="3.3229in" style:rel-column-width="30707*"/>
    </style:style>
    <style:style style:name="Таблица2.B" style:family="table-column">
      <style:table-column-properties style:column-width="3.7688in" style:rel-column-width="34828*"/>
    </style:style>
    <style:style style:name="Таблица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bold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Arial" fo:font-size="8pt" fo:letter-spacing="normal" fo:font-style="normal" fo:font-weight="normal" style:font-size-asian="8pt" style:font-style-asian="normal" style:font-size-complex="8pt" style:font-style-complex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style:text-line-through-style="none" style:font-name="Arial" fo:font-size="8pt" fo:letter-spacing="normal" fo:font-style="normal" style:text-underline-style="none" fo:font-weight="normal" style:text-blinking="false" fo:background-color="transparent" style:font-size-asian="7pt" style:font-size-complex="8pt"/>
    </style:style>
    <style:style style:name="P7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style:font-name="Arial" fo:font-size="11pt" fo:letter-spacing="normal" fo:font-style="normal" fo:font-weight="bold" style:font-size-asian="11pt" style:font-size-complex="11pt"/>
    </style:style>
    <style:style style:name="P8" style:family="paragraph" style:parent-style-name="Text_20_body">
      <style:paragraph-properties fo:margin-top="0in" fo:margin-bottom="0in" style:contextual-spacing="false" fo:orphans="2" fo:widows="2"/>
      <style:text-properties style:font-name="Arial"/>
    </style:style>
    <style:style style:name="P9" style:family="paragraph" style:parent-style-name="Text_20_body">
      <style:paragraph-properties fo:margin-top="0in" fo:margin-bottom="0in" style:contextual-spacing="false" fo:orphans="2" fo:widows="2"/>
      <style:text-properties style:font-name="Arial" fo:font-size="11pt" style:font-size-asian="11pt" style:font-size-complex="11pt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 fo:orphans="2" fo:widows="2" style:writing-mode="lr-tb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 fo:orphans="2" fo:widows="2" style:writing-mode="lr-tb"/>
      <style:text-properties fo:font-variant="normal" fo:text-transform="none" fo:color="#000000" style:text-line-through-style="none" style:font-name="Arial" fo:font-size="14pt" fo:letter-spacing="normal" fo:font-style="normal" style:text-underline-style="none" fo:font-weight="bold" style:text-blinking="false" fo:background-color="transparent" style:font-size-asian="14pt" style:font-size-complex="14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 fo:orphans="2" fo:widows="2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Text_20_body">
      <style:paragraph-properties fo:margin-top="0in" fo:margin-bottom="0in" style:contextual-spacing="false" fo:text-align="justify" style:justify-single-word="false" fo:orphans="2" fo:widows="2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14" style:family="paragraph" style:parent-style-name="Text_20_body">
      <style:paragraph-properties fo:margin-top="0in" fo:margin-bottom="0in" style:contextual-spacing="false" fo:text-align="start" style:justify-single-word="false" fo:orphans="2" fo:widows="2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9.60000038146973pt" style:font-size-complex="11pt"/>
    </style:style>
    <style:style style:name="P15" style:family="paragraph" style:parent-style-name="Text_20_body">
      <style:paragraph-properties fo:margin-top="0in" fo:margin-bottom="0in" style:contextual-spacing="false" fo:text-align="center" style:justify-single-word="false" fo:orphans="2" fo:widows="2" style:writing-mode="lr-tb"/>
      <style:text-properties fo:font-variant="normal" fo:text-transform="none" fo:color="#000000" style:text-line-through-style="none" style:font-name="Arial" fo:font-size="8pt" fo:letter-spacing="normal" fo:font-style="normal" style:text-underline-style="none" fo:font-weight="normal" style:text-blinking="false" fo:background-color="transparent" style:font-size-asian="8pt" style:font-size-complex="8pt"/>
    </style:style>
    <style:style style:name="P16" style:family="paragraph" style:parent-style-name="Text_20_body">
      <style:paragraph-properties fo:margin-top="0in" fo:margin-bottom="0in" style:contextual-spacing="false" fo:text-align="start" style:justify-single-word="false" fo:orphans="2" fo:widows="2" style:writing-mode="lr-tb"/>
      <style:text-properties fo:font-variant="normal" fo:text-transform="none" fo:color="#000000" style:text-line-through-style="none" style:font-name="Arial" fo:font-size="8pt" fo:letter-spacing="normal" fo:font-style="normal" style:text-underline-style="none" fo:font-weight="normal" style:text-blinking="false" fo:background-color="transparent" style:font-size-asian="8pt" style:font-size-complex="8pt"/>
    </style:style>
    <style:style style:name="P17" style:family="paragraph" style:parent-style-name="Text_20_body">
      <style:paragraph-properties fo:margin-top="0in" fo:margin-bottom="0in" style:contextual-spacing="false" fo:text-align="start" style:justify-single-word="false" fo:orphans="2" fo:widows="2" style:writing-mode="lr-tb"/>
      <style:text-properties fo:font-variant="normal" fo:text-transform="none" fo:color="#000000" style:text-line-through-style="none" style:font-name="Arial" fo:font-size="8pt" fo:letter-spacing="normal" fo:font-style="normal" style:text-underline-style="none" fo:font-weight="normal" style:text-blinking="false" fo:background-color="transparent" style:font-size-asian="7pt" style:font-size-complex="8pt"/>
    </style:style>
    <style:style style:name="P18" style:family="paragraph" style:parent-style-name="Text_20_body">
      <style:paragraph-properties fo:margin-top="0in" fo:margin-bottom="0in" style:contextual-spacing="false" fo:text-align="center" style:justify-single-word="false" fo:orphans="2" fo:widows="2" style:writing-mode="lr-tb"/>
      <style:text-properties fo:font-variant="normal" fo:text-transform="none" fo:color="#000000" style:text-line-through-style="none" style:font-name="Arial" fo:font-size="8pt" fo:letter-spacing="normal" fo:font-style="normal" style:text-underline-style="none" fo:font-weight="normal" style:text-blinking="false" fo:background-color="transparent" style:font-size-asian="7pt" style:font-size-complex="8pt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 fo:orphans="2" fo:widows="2" style:writing-mode="lr-tb"/>
      <style:text-properties fo:font-variant="normal" fo:text-transform="none" fo:color="#000000" style:text-line-through-style="none" style:font-name="Arial1" fo:font-size="9.75pt" fo:letter-spacing="normal" fo:font-style="normal" style:text-underline-style="none" fo:font-weight="normal" style:text-blinking="false" fo:background-color="transparent" style:font-size-asian="8pt" style:font-size-complex="8pt"/>
    </style:style>
    <style:style style:name="P20" style:family="paragraph" style:parent-style-name="Text_20_body">
      <style:paragraph-properties fo:margin-top="0in" fo:margin-bottom="0in" style:contextual-spacing="false" fo:text-align="center" style:justify-single-word="false" fo:orphans="2" fo:widows="2" style:writing-mode="lr-tb"/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margin-top="0in" fo:margin-bottom="0in" style:contextual-spacing="false" fo:padding="0in" fo:border="none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2" style:family="paragraph" style:parent-style-name="Standard">
      <style:text-properties style:font-name="Arial" fo:font-size="12pt" style:font-size-asian="12pt" style:font-size-complex="12pt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line-through-style="none" style:font-name="Arial" fo:font-size="8pt" fo:letter-spacing="normal" fo:font-style="normal" style:text-underline-style="none" fo:font-weight="normal" style:text-blinking="false" fo:background-color="transparent" style:font-size-asian="8pt" style:font-size-complex="8pt"/>
    </style:style>
    <style:style style:name="T2" style:family="text">
      <style:text-properties fo:font-variant="normal" fo:text-transform="none" fo:color="#000000" style:text-line-through-style="none" style:font-name="Arial1" fo:font-size="9.75pt" fo:letter-spacing="normal" fo:font-style="normal" style:text-underline-style="none" fo:font-weight="normal" style:text-blinking="false" fo:background-color="transparent" style:font-size-asian="8pt" style:font-size-complex="8pt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size-asian="11pt"/>
    </style:style>
    <style:style style:name="T6" style:family="text">
      <style:text-properties style:font-size-asian="8pt"/>
    </style:style>
    <style:style style:name="T7" style:family="text">
      <style:text-properties officeooo:rsid="001cca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internal-source-marker_0.27817445527762175"/></text:p>
      <text:p text:style-name="P11">СОГЛАСИЕ</text:p>
      <text:p text:style-name="P10">на обработку персональных данных в системе «Электроочередь»</text:p>
      <text:p text:style-name="P8"/>
      <text:p text:style-name="P12">Я, _______________________________________________________________________________, </text:p>
      <text:p text:style-name="P15">Ф.И.О. родителя (законного представителя)</text:p>
      <text:p text:style-name="P15"/>
      <text:p text:style-name="P5">паспорт: __________выдан_________________________________________«___»_____________г.,</text:p>
      <text:p text:style-name="P16"><text:s text:c="23"/>серия, номер <text:s text:c="38"/>кем выдан и дата выдачи</text:p>
      <text:p text:style-name="P15"/>
      <text:p text:style-name="P5">зарегистрированный(ая) по адресу:____________________________________________________,</text:p>
      <text:p text:style-name="P5">являюсь законным представителем несовершеннолетнего(ей): </text:p>
      <text:p text:style-name="P6"/>
      <text:p text:style-name="P5">___________________________________________________________________________________</text:p>
      <text:p text:style-name="P15">Ф.И.О. ребёнка</text:p>
      <text:p text:style-name="P17"/>
      <text:p text:style-name="P14">свидетельство<text:span text:style-name="T5">__________выдан____________________________________«___»_____________г.,</text:span></text:p>
      <text:p text:style-name="P16"><text:s text:c="34"/>серия, номер <text:s text:c="38"/>кем выдан и дата выдачи</text:p>
      <text:p text:style-name="P16"/>
      <text:p text:style-name="P19"><text:bookmark text:name="internal-source-marker_0.40529198152944446"/>________________________________________________,_____________________________________________</text:p>
      <text:p text:style-name="P15">адрес фактического проживания, сведения о здоровье ребенка</text:p>
      <text:p text:style-name="P23"><text:span text:style-name="T2">_____________________________________________________________________________________________</text:span><text:line-break/><text:span text:style-name="T1">наличие прав на льготное зачисление в дошкольное образовательное учреждение</text:span></text:p>
      <text:p text:style-name="P14">даю согласие оператору:</text:p>
      <text:p text:style-name="P14">___________________________________________________________________________________</text:p>
      <text:p text:style-name="P18">название учреждения / <text:span text:style-name="T6">органа местного самоуправления, осуществляющего управление с сфере образования</text:span></text:p>
      <text:p text:style-name="P18"/>
      <text:p text:style-name="P14">расположенного по адресу:____________________________________________________________</text:p>
      <text:p text:style-name="P14"/>
      <text:p text:style-name="P14">на обработку персональных данных, а именно на сбор, <text:span text:style-name="T5">систематизацию, накопление, хранение, уточнение (обновление, изменение), использование, обезличивание, блокирование, уничтожение следующих персональных данных:</text:span></text:p>
      <text:list xml:id="list689890138" text:style-name="L1">
        <text:list-item>
          <text:p text:style-name="P24">фамилия, имя, отчество, паспортные данные, контактная информация родителя (законного представителя);</text:p>
        </text:list-item>
        <text:list-item>
          <text:p text:style-name="P24">фамилия, имя, отчество, пол, дата рождения, данные свидетельства о рождении ребенка, сведения о здоровье ребенка, наличие прав на льготное зачисление.</text:p>
        </text:list-item>
      </text:list>
      <text:p text:style-name="P14"/>
      <text:p text:style-name="P14">Цель обработки: формирование в системе электронной очереди в дошкольные образовательные учреждения «Электроочередь» базы данных детей, подавших заявле<text:span text:style-name="T5">ние для предоставения места в ДОУ</text:span><text:span text:style-name="T4"> </text:span>г. _______________________________.</text:p>
      <text:p text:style-name="P20"/>
      <text:p text:style-name="P13">Настоящее Согласие действует до достижения целей обработки персональных данных или до отзыва данного Согласия.</text:p>
      <text:p text:style-name="P13"/>
      <text:p text:style-name="P13">Осведомлен(а) о праве отозвать с<text:span text:style-name="T7">в</text:span>ое Согласие посредством составления соответсвующего письменного документа, который может быть направлен мной в адре<text:span text:style-name="T7">с</text:span> ОУ по почте заказным письмом с уведомлением о вручении, либо вручен лично под расписку. В случае отзыва настоящего Согласия до истечения срока его действия я предупрежден(а) о возможных последствиях прекращения обработки персональных данных.</text:p>
      <text:p text:style-name="P13"/>
      <text:p text:style-name="P13"/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">«___»______________г. <text:s/></text:p>
          </table:table-cell>
          <table:table-cell table:style-name="Таблица2.A1" office:value-type="string">
            <text:p text:style-name="P21">Личная подпись заявителя_____________________</text:p>
          </table:table-cell>
        </table:table-row>
      </table:table>
      <text:p text:style-name="P7"/>
      <text:p text:style-name="P7"><text:line-break/></text:p>
      <text:p text:style-name="P2"><text:span text:style-name="Strong_20_Emphasis"><text:span text:style-name="T3">Соответствие данных паспорта проверено ________________________________________</text:span></text:span></text:p>
      <text:p text:style-name="P3">подпись ответственного лица с расшифровкой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User</meta:initial-creator>
    <meta:creation-date>2012-08-31T16:53:01</meta:creation-date>
    <dc:date>2013-04-22T19:35:57</dc:date>
    <dc:creator>evgeniy.gulitsyn </dc:creator>
    <meta:editing-duration>PT5H50M9S</meta:editing-duration>
    <meta:editing-cycles>7</meta:editing-cycles>
    <meta:generator>LibreOffice/3.6$Linux_X86_64 LibreOffice_project/360m1$Build-2</meta:generator>
    <meta:printed-by>System User</meta:printed-by>
    <meta:print-date>2012-09-03T20:58:48</meta:print-date>
    <meta:document-statistic meta:table-count="1" meta:image-count="0" meta:object-count="0" meta:page-count="1" meta:paragraph-count="30" meta:word-count="233" meta:character-count="2793" meta:non-whitespace-character-count="2453"/>
  </office:meta>
</office:document-meta>
</file>